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4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-Shape1_po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%YAML:1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e_0: !!N-Shape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sizes: [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3 ]</text:p>
          </table:table-cell>
          <table:table-cell table:number-columns-repeated="4"/>
          <table:table-cell office:value-type="string" calcext:value-type="string">
            <text:p>Nshape-Av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<text:s text:c="3"/>dt: f</text:p>
          </table:table-cell>
          <table:table-cell table:number-columns-repeated="6"/>
          <table:table-cell table:style-name="ce2" office:value-type="string" calcext:value-type="string">
            <text:p>{0, "Head"},</text:p>
          </table:table-cell>
          <table:table-cell table:style-name="ce1" table:formula="of:=AVERAGE([.B5];[.B23];[.B41])" office:value-type="float" office:value="678.486938333333" calcext:value-type="float">
            <text:p>6.78E+02</text:p>
          </table:table-cell>
          <table:table-cell table:formula="of:=AVERAGE([.C5];[.C23];[.C41])" office:value-type="float" office:value="209.998545333333" calcext:value-type="float">
            <text:p>209.9985453333</text:p>
          </table:table-cell>
          <table:table-cell table:formula="of:=AVERAGE([.D5];[.D23];[.D41])" office:value-type="float" office:value="0.883700788" calcext:value-type="float">
            <text:p>0.883700788</text:p>
          </table:table-cell>
        </table:table-row>
        <table:table-row table:style-name="ro1">
          <table:table-cell office:value-type="string" calcext:value-type="string">
            <text:p><text:s text:c="3"/>data: [ </text:p>
          </table:table-cell>
          <table:table-cell table:style-name="ce1" office:value-type="float" office:value="679.916199" calcext:value-type="float">
            <text:p>6.80E+02</text:p>
          </table:table-cell>
          <table:table-cell office:value-type="float" office:value="210.672318" calcext:value-type="float">
            <text:p>210.672318</text:p>
          </table:table-cell>
          <table:table-cell office:value-type="float" office:value="0.842217088" calcext:value-type="float">
            <text:p>0.842217088</text:p>
          </table:table-cell>
          <table:table-cell table:number-columns-repeated="3"/>
          <table:table-cell table:style-name="ce3" office:value-type="string" calcext:value-type="string">
            <text:p>{1, "Neck"},</text:p>
          </table:table-cell>
          <table:table-cell table:style-name="ce2" table:formula="of:=AVERAGE([.A6];[.A24];[.A42])" office:value-type="float" office:value="686.796305" calcext:value-type="float">
            <text:p>686.796305</text:p>
          </table:table-cell>
          <table:table-cell table:formula="of:=AVERAGE([.B6];[.B24];[.B42])" office:value-type="float" office:value="330.878794333333" calcext:value-type="float">
            <text:p>330.8787943333</text:p>
          </table:table-cell>
          <table:table-cell table:formula="of:=AVERAGE([.C6];[.C24];[.C42])" office:value-type="float" office:value="0.802920182666667" calcext:value-type="float">
            <text:p>0.8029201827</text:p>
          </table:table-cell>
        </table:table-row>
        <table:table-row table:style-name="ro1">
          <table:table-cell office:value-type="float" office:value="690.231567" calcext:value-type="float">
            <text:p>690.231567</text:p>
          </table:table-cell>
          <table:table-cell office:value-type="float" office:value="333.641327" calcext:value-type="float">
            <text:p>333.641327</text:p>
          </table:table-cell>
          <table:table-cell office:value-type="float" office:value="0.816862106" calcext:value-type="float">
            <text:p>0.816862106</text:p>
          </table:table-cell>
          <table:table-cell office:value-type="float" office:value="588.125366" calcext:value-type="float">
            <text:p>588.125366</text:p>
          </table:table-cell>
          <table:table-cell table:number-columns-repeated="3"/>
          <table:table-cell table:style-name="ce3" office:value-type="string" calcext:value-type="string">
            <text:p>{2, "Rshoulder"},</text:p>
          </table:table-cell>
          <table:table-cell table:style-name="ce2" table:formula="of:=AVERAGE([.D6];[.D24];[.D42])" office:value-type="float" office:value="585.324584666667" calcext:value-type="float">
            <text:p>585.3245846667</text:p>
          </table:table-cell>
          <table:table-cell table:formula="of:=AVERAGE([.A7];[.A25];[.A43])" office:value-type="float" office:value="337.129415" calcext:value-type="float">
            <text:p>337.129415</text:p>
          </table:table-cell>
          <table:table-cell table:formula="of:=AVERAGE([.B7];[.B25];[.B43])" office:value-type="float" office:value="0.731609682333333" calcext:value-type="float">
            <text:p>0.7316096823</text:p>
          </table:table-cell>
        </table:table-row>
        <table:table-row table:style-name="ro1">
          <table:table-cell office:value-type="float" office:value="337.858185" calcext:value-type="float">
            <text:p>337.858185</text:p>
          </table:table-cell>
          <table:table-cell office:value-type="float" office:value="0.747325063" calcext:value-type="float">
            <text:p>0.747325063</text:p>
          </table:table-cell>
          <table:table-cell office:value-type="float" office:value="561.067932" calcext:value-type="float">
            <text:p>561.067932</text:p>
          </table:table-cell>
          <table:table-cell office:value-type="float" office:value="498.457336" calcext:value-type="float">
            <text:p>498.457336</text:p>
          </table:table-cell>
          <table:table-cell table:number-columns-repeated="3"/>
          <table:table-cell table:style-name="ce3" office:value-type="string" calcext:value-type="string">
            <text:p>{3, "Relbow"},</text:p>
          </table:table-cell>
          <table:table-cell table:style-name="ce2" table:formula="of:=AVERAGE([.C7];[.C25];[.C43])" office:value-type="float" office:value="562.434326333333" calcext:value-type="float">
            <text:p>562.4343263333</text:p>
          </table:table-cell>
          <table:table-cell table:formula="of:=AVERAGE([.D7];[.D25];[.D43])" office:value-type="float" office:value="497.071817666667" calcext:value-type="float">
            <text:p>497.0718176667</text:p>
          </table:table-cell>
          <table:table-cell table:formula="of:=AVERAGE([.A8];[.A26];[.A44])" office:value-type="float" office:value="0.658625225333333" calcext:value-type="float">
            <text:p>0.6586252253</text:p>
          </table:table-cell>
        </table:table-row>
        <table:table-row table:style-name="ro1">
          <table:table-cell office:value-type="float" office:value="0.637915492" calcext:value-type="float">
            <text:p>0.637915492</text:p>
          </table:table-cell>
          <table:table-cell office:value-type="float" office:value="558.854126" calcext:value-type="float">
            <text:p>558.854126</text:p>
          </table:table-cell>
          <table:table-cell office:value-type="float" office:value="627.741455" calcext:value-type="float">
            <text:p>627.741455</text:p>
          </table:table-cell>
          <table:table-cell office:value-type="float" office:value="0.72506845" calcext:value-type="float">
            <text:p>0.72506845</text:p>
          </table:table-cell>
          <table:table-cell table:number-columns-repeated="3"/>
          <table:table-cell table:style-name="ce3" office:value-type="string" calcext:value-type="string">
            <text:p>{4, "Rwrist"},</text:p>
          </table:table-cell>
          <table:table-cell table:style-name="ce2" table:formula="of:=AVERAGE([.B8];[.B26];[.B44])" office:value-type="float" office:value="554.711120666667" calcext:value-type="float">
            <text:p>554.7111206667</text:p>
          </table:table-cell>
          <table:table-cell table:formula="of:=AVERAGE([.C8];[.C26];[.C44])" office:value-type="float" office:value="626.376546333333" calcext:value-type="float">
            <text:p>626.3765463333</text:p>
          </table:table-cell>
          <table:table-cell table:formula="of:=AVERAGE([.D8];[.D26];[.D44])" office:value-type="float" office:value="0.723747591333333" calcext:value-type="float">
            <text:p>0.7237475913</text:p>
          </table:table-cell>
        </table:table-row>
        <table:table-row table:style-name="ro1">
          <table:table-cell office:value-type="float" office:value="792.420227" calcext:value-type="float">
            <text:p>792.420227</text:p>
          </table:table-cell>
          <table:table-cell office:value-type="float" office:value="327.423737" calcext:value-type="float">
            <text:p>327.423737</text:p>
          </table:table-cell>
          <table:table-cell office:value-type="float" office:value="0.735618412" calcext:value-type="float">
            <text:p>0.735618412</text:p>
          </table:table-cell>
          <table:table-cell office:value-type="float" office:value="819.575195" calcext:value-type="float">
            <text:p>819.575195</text:p>
          </table:table-cell>
          <table:table-cell table:number-columns-repeated="3"/>
          <table:table-cell table:style-name="ce3" office:value-type="string" calcext:value-type="string">
            <text:p>{5, "Lshoulder"},</text:p>
          </table:table-cell>
          <table:table-cell table:style-name="ce2" table:formula="of:=AVERAGE([.A9];[.A27];[.A45])" office:value-type="float" office:value="788.982096333333" calcext:value-type="float">
            <text:p>788.9820963333</text:p>
          </table:table-cell>
          <table:table-cell table:formula="of:=AVERAGE([.B9];[.B27];[.B45])" office:value-type="float" office:value="325.356506666667" calcext:value-type="float">
            <text:p>325.3565066667</text:p>
          </table:table-cell>
          <table:table-cell table:formula="of:=AVERAGE([.C9];[.C27];[.C45])" office:value-type="float" office:value="0.740649422" calcext:value-type="float">
            <text:p>0.740649422</text:p>
          </table:table-cell>
        </table:table-row>
        <table:table-row table:style-name="ro1">
          <table:table-cell office:value-type="float" office:value="492.22287" calcext:value-type="float">
            <text:p>492.22287</text:p>
          </table:table-cell>
          <table:table-cell office:value-type="float" office:value="0.675060689" calcext:value-type="float">
            <text:p>0.675060689</text:p>
          </table:table-cell>
          <table:table-cell office:value-type="float" office:value="830.003357" calcext:value-type="float">
            <text:p>830.003357</text:p>
          </table:table-cell>
          <table:table-cell office:value-type="float" office:value="638.171326" calcext:value-type="float">
            <text:p>638.171326</text:p>
          </table:table-cell>
          <table:table-cell table:number-columns-repeated="3"/>
          <table:table-cell table:style-name="ce3" office:value-type="string" calcext:value-type="string">
            <text:p>{6, "Lelbow"},</text:p>
          </table:table-cell>
          <table:table-cell table:style-name="ce2" table:formula="of:=AVERAGE([.D9];[.D27];[.D45])" office:value-type="float" office:value="814.016316666667" calcext:value-type="float">
            <text:p>814.0163166667</text:p>
          </table:table-cell>
          <table:table-cell table:formula="of:=AVERAGE([.A10];[.A28];[.A46])" office:value-type="float" office:value="486.612203" calcext:value-type="float">
            <text:p>486.612203</text:p>
          </table:table-cell>
          <table:table-cell table:formula="of:=AVERAGE([.B10];[.B28];[.B46])" office:value-type="float" office:value="0.676317691666667" calcext:value-type="float">
            <text:p>0.6763176917</text:p>
          </table:table-cell>
        </table:table-row>
        <table:table-row table:style-name="ro1">
          <table:table-cell office:value-type="float" office:value="0.646363735" calcext:value-type="float">
            <text:p>0.646363735</text:p>
          </table:table-cell>
          <table:table-cell office:value-type="float" office:value="640.222778" calcext:value-type="float">
            <text:p>640.222778</text:p>
          </table:table-cell>
          <table:table-cell office:value-type="float" office:value="627.745117" calcext:value-type="float">
            <text:p>627.745117</text:p>
          </table:table-cell>
          <table:table-cell office:value-type="float" office:value="0.425661743" calcext:value-type="float">
            <text:p>0.425661743</text:p>
          </table:table-cell>
          <table:table-cell table:number-columns-repeated="3"/>
          <table:table-cell table:style-name="ce3" office:value-type="string" calcext:value-type="string">
            <text:p>{7, "Lwrist"},</text:p>
          </table:table-cell>
          <table:table-cell table:style-name="ce2" table:formula="of:=AVERAGE([.C10];[.C28];[.C46])" office:value-type="float" office:value="835.599894" calcext:value-type="float">
            <text:p>835.599894</text:p>
          </table:table-cell>
          <table:table-cell table:formula="of:=AVERAGE([.D10];[.D28];[.D46])" office:value-type="float" office:value="629.095194666667" calcext:value-type="float">
            <text:p>629.0951946667</text:p>
          </table:table-cell>
          <table:table-cell table:formula="of:=AVERAGE([.A11];[.A29];[.A47])" office:value-type="float" office:value="0.650242984333333" calcext:value-type="float">
            <text:p>0.6502429843</text:p>
          </table:table-cell>
        </table:table-row>
        <table:table-row table:style-name="ro1">
          <table:table-cell office:value-type="float" office:value="656.902405" calcext:value-type="float">
            <text:p>656.902405</text:p>
          </table:table-cell>
          <table:table-cell office:value-type="float" office:value="761.294128" calcext:value-type="float">
            <text:p>761.294128</text:p>
          </table:table-cell>
          <table:table-cell office:value-type="float" office:value="0.0570682995" calcext:value-type="float">
            <text:p>0.057068299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{8, "Rhip"},</text:p>
          </table:table-cell>
          <table:table-cell table:style-name="ce2" table:formula="of:=AVERAGE([.B11];[.B29];[.B47])" office:value-type="float" office:value="640.935180666667" calcext:value-type="float">
            <text:p>640.9351806667</text:p>
          </table:table-cell>
          <table:table-cell table:formula="of:=AVERAGE([.C11];[.C29];[.C47])" office:value-type="float" office:value="627.038594666667" calcext:value-type="float">
            <text:p>627.0385946667</text:p>
          </table:table-cell>
          <table:table-cell table:formula="of:=AVERAGE([.D11];[.D29];[.D47])" office:value-type="float" office:value="0.422186305333333" calcext:value-type="float">
            <text:p>0.4221863053</text:p>
          </table:table-cell>
        </table:table-row>
        <table:table-row table:style-name="ro1">
          <table:table-cell office:value-type="float" office:value="752.864075" calcext:value-type="float">
            <text:p>752.864075</text:p>
          </table:table-cell>
          <table:table-cell office:value-type="float" office:value="623.571411" calcext:value-type="float">
            <text:p>623.571411</text:p>
          </table:table-cell>
          <table:table-cell office:value-type="float" office:value="0.445169806" calcext:value-type="float">
            <text:p>0.44516980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string" calcext:value-type="string">
            <text:p>{9, "Rknee"},</text:p>
          </table:table-cell>
          <table:table-cell table:style-name="ce2" table:formula="of:=AVERAGE([.A12];[.A30];[.A48])" office:value-type="float" office:value="655.541199" calcext:value-type="float">
            <text:p>655.541199</text:p>
          </table:table-cell>
          <table:table-cell table:formula="of:=AVERAGE([.B12];[.B30];[.B48])" office:value-type="float" office:value="761.283650666667" calcext:value-type="float">
            <text:p>761.2836506667</text:p>
          </table:table-cell>
          <table:table-cell table:formula="of:=AVERAGE([.C12];[.C30];[.C48])" office:value-type="float" office:value="0.0799365925333333" calcext:value-type="float">
            <text:p>0.07993659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61.089172" calcext:value-type="float">
            <text:p>661.089172</text:p>
          </table:table-cell>
          <table:table-cell office:value-type="float" office:value="191.958923" calcext:value-type="float">
            <text:p>191.958923</text:p>
          </table:table-cell>
          <table:table-cell office:value-type="float" office:value="0.924015224" calcext:value-type="float">
            <text:p>0.924015224</text:p>
          </table:table-cell>
          <table:table-cell table:number-columns-repeated="2"/>
          <table:table-cell table:style-name="ce3" office:value-type="string" calcext:value-type="string">
            <text:p>{10, "Rankle"},</text:p>
          </table:table-cell>
          <table:table-cell table:style-name="ce2" table:formula="of:=AVERAGE([.D12];[.D30];[.D48])" office:value-type="float" office:value="0" calcext:value-type="float">
            <text:p>0</text:p>
          </table:table-cell>
          <table:table-cell table:formula="of:=AVERAGE([.E12];[.E30];[.E48];)" office:value-type="float" office:value="0" calcext:value-type="float">
            <text:p>0</text:p>
          </table:table-cell>
          <table:table-cell table:formula="of:=AVERAGE([.F12];[.F30];[.F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.8255" calcext:value-type="float">
            <text:p>704.8255</text:p>
          </table:table-cell>
          <table:table-cell office:value-type="float" office:value="191.947693" calcext:value-type="float">
            <text:p>191.947693</text:p>
          </table:table-cell>
          <table:table-cell office:value-type="float" office:value="0.889917552" calcext:value-type="float">
            <text:p>0.889917552</text:p>
          </table:table-cell>
          <table:table-cell office:value-type="float" office:value="638.107605" calcext:value-type="float">
            <text:p>638.107605</text:p>
          </table:table-cell>
          <table:table-cell table:number-columns-repeated="3"/>
          <table:table-cell table:style-name="ce3" office:value-type="string" calcext:value-type="string">
            <text:p>{11, "Lhip"},</text:p>
          </table:table-cell>
          <table:table-cell table:style-name="ce2" table:formula="of:=AVERAGE([.A13];[.A31];[.A49])" office:value-type="float" office:value="751.480713" calcext:value-type="float">
            <text:p>751.480713</text:p>
          </table:table-cell>
          <table:table-cell table:formula="of:=AVERAGE([.B31];[.B49])" office:value-type="float" office:value="615.2429505" calcext:value-type="float">
            <text:p>615.2429505</text:p>
          </table:table-cell>
          <table:table-cell table:formula="of:=AVERAGE([.C13];[.C31];[.C49])" office:value-type="float" office:value="0.446325828333333" calcext:value-type="float">
            <text:p>0.4463258283</text:p>
          </table:table-cell>
        </table:table-row>
        <table:table-row table:style-name="ro1">
          <table:table-cell office:value-type="float" office:value="208.659592" calcext:value-type="float">
            <text:p>208.659592</text:p>
          </table:table-cell>
          <table:table-cell office:value-type="float" office:value="0.885873556" calcext:value-type="float">
            <text:p>0.885873556</text:p>
          </table:table-cell>
          <table:table-cell office:value-type="float" office:value="732.038025" calcext:value-type="float">
            <text:p>732.038025</text:p>
          </table:table-cell>
          <table:table-cell office:value-type="float" office:value="206.531631" calcext:value-type="float">
            <text:p>206.531631</text:p>
          </table:table-cell>
          <table:table-cell table:number-columns-repeated="3"/>
          <table:table-cell table:style-name="ce3" office:value-type="string" calcext:value-type="string">
            <text:p>{12, "Lknee"},</text:p>
          </table:table-cell>
          <table:table-cell table:style-name="ce4" table:formula="of:=AVERAGE([.D13];[.D31];[.D49])" office:value-type="float" office:value="501.217346333333" calcext:value-type="float">
            <text:p>501.2173463333</text:p>
          </table:table-cell>
          <table:table-cell table:formula="of:=AVERAGE([.E13];[.A32];[.A50])" office:value-type="float" office:value="507.50295" calcext:value-type="float">
            <text:p>507.50295</text:p>
          </table:table-cell>
          <table:table-cell table:formula="of:=AVERAGE([.F13];[.B32];[.B50])" office:value-type="float" office:value="0.0753553609" calcext:value-type="float">
            <text:p>0.0753553609</text:p>
          </table:table-cell>
        </table:table-row>
        <table:table-row table:style-name="ro1">
          <table:table-cell table:style-name="ce1" office:value-type="float" office:value="0.915406466" calcext:value-type="float">
            <text:p>9.15E-01</text:p>
          </table:table-cell>
          <table:table-cell office:value-type="string" calcext:value-type="string">
            <text:p>]</text:p>
          </table:table-cell>
          <table:table-cell table:number-columns-repeated="5"/>
          <table:table-cell table:style-name="ce3" office:value-type="string" calcext:value-type="string">
            <text:p>{13, "Lankle"},</text:p>
          </table:table-cell>
          <table:table-cell table:style-name="ce2" table:formula="of:=AVERAGE([.G13];[.C32];[.C50])" office:value-type="float" office:value="0" calcext:value-type="float">
            <text:p>0</text:p>
          </table:table-cell>
          <table:table-cell table:formula="of:=AVERAGE([.A14];[.D32];[.D50])" office:value-type="float" office:value="0" calcext:value-type="float">
            <text:p>0</text:p>
          </table:table-cell>
          <table:table-cell table:formula="of:=AVERAGE([.B14];[.E32];[.E5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{14, "Chest"},</text:p>
          </table:table-cell>
          <table:table-cell table:style-name="ce2" table:formula="of:=AVERAGE([.C14];[.F32];[.F50])" office:value-type="float" office:value="659.044901333333" calcext:value-type="float">
            <text:p>659.0449013333</text:p>
          </table:table-cell>
          <table:table-cell table:formula="of:=AVERAGE([.D14];[.A33];[.A51])" office:value-type="float" office:value="192.587539666667" calcext:value-type="float">
            <text:p>192.5875396667</text:p>
          </table:table-cell>
          <table:table-cell table:formula="of:=AVERAGE([.E14];[.B33];[.B51])" office:value-type="float" office:value="0.942587991333333" calcext:value-type="float">
            <text:p>0.9425879913</text:p>
          </table:table-cell>
        </table:table-row>
        <table:table-row table:style-name="ro1">
          <table:table-cell office:value-type="string" calcext:value-type="string">
            <text:p>%YAML:1.0</text:p>
          </table:table-cell>
          <table:table-cell table:number-columns-repeated="6"/>
          <table:table-cell table:style-name="ce3" office:value-type="string" calcext:value-type="string">
            <text:p>{15, "Background"}</text:p>
          </table:table-cell>
          <table:table-cell table:style-name="ce2" table:formula="of:=AVERAGE([.A15];[.C33];[.C51])" office:value-type="float" office:value="700.67159" calcext:value-type="float">
            <text:p>700.67159</text:p>
          </table:table-cell>
          <table:table-cell table:formula="of:=AVERAGE([.A16];[.D33];[.D51])" office:value-type="float" office:value="197.485397666667" calcext:value-type="float">
            <text:p>197.4853976667</text:p>
          </table:table-cell>
          <table:table-cell table:formula="of:=AVERAGE([.C15];[.A34];[.A52])" office:value-type="float" office:value="0.910845379" calcext:value-type="float">
            <text:p>0.910845379</text:p>
          </table:table-cell>
        </table:table-row>
        <table:table-row table:style-name="ro1">
          <table:table-cell office:value-type="string" calcext:value-type="string">
            <text:p>pose_0: !!N-Shape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sizes: [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3 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dt: 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data: [</text:p>
          </table:table-cell>
          <table:table-cell table:style-name="ce1" office:value-type="float" office:value="679.863525" calcext:value-type="float">
            <text:p>6.80E+02</text:p>
          </table:table-cell>
          <table:table-cell office:value-type="float" office:value="210.722244" calcext:value-type="float">
            <text:p>210.722244</text:p>
          </table:table-cell>
          <table:table-cell office:value-type="float" office:value="0.848492622" calcext:value-type="float">
            <text:p>0.848492622</text:p>
          </table:table-cell>
          <table:table-cell table:number-columns-repeated="7"/>
        </table:table-row>
        <table:table-row table:style-name="ro1">
          <table:table-cell office:value-type="float" office:value="686.146301" calcext:value-type="float">
            <text:p>686.146301</text:p>
          </table:table-cell>
          <table:table-cell office:value-type="float" office:value="329.492004" calcext:value-type="float">
            <text:p>329.492004</text:p>
          </table:table-cell>
          <table:table-cell office:value-type="float" office:value="0.804342151" calcext:value-type="float">
            <text:p>0.804342151</text:p>
          </table:table-cell>
          <table:table-cell office:value-type="float" office:value="585.981506" calcext:value-type="float">
            <text:p>585.981506</text:p>
          </table:table-cell>
          <table:table-cell table:number-columns-repeated="7"/>
        </table:table-row>
        <table:table-row table:style-name="ro1">
          <table:table-cell office:value-type="float" office:value="335.746063" calcext:value-type="float">
            <text:p>335.746063</text:p>
          </table:table-cell>
          <table:table-cell office:value-type="float" office:value="0.718676388" calcext:value-type="float">
            <text:p>0.718676388</text:p>
          </table:table-cell>
          <table:table-cell office:value-type="float" office:value="558.990723" calcext:value-type="float">
            <text:p>558.990723</text:p>
          </table:table-cell>
          <table:table-cell office:value-type="float" office:value="494.298492" calcext:value-type="float">
            <text:p>494.298492</text:p>
          </table:table-cell>
          <table:table-cell table:number-columns-repeated="7"/>
        </table:table-row>
        <table:table-row table:style-name="ro1">
          <table:table-cell office:value-type="float" office:value="0.683820963" calcext:value-type="float">
            <text:p>0.683820963</text:p>
          </table:table-cell>
          <table:table-cell office:value-type="float" office:value="552.669739" calcext:value-type="float">
            <text:p>552.669739</text:p>
          </table:table-cell>
          <table:table-cell office:value-type="float" office:value="627.7948" calcext:value-type="float">
            <text:p>627.7948</text:p>
          </table:table-cell>
          <table:table-cell office:value-type="float" office:value="0.7115255" calcext:value-type="float">
            <text:p>0.7115255</text:p>
          </table:table-cell>
          <table:table-cell table:number-columns-repeated="7"/>
        </table:table-row>
        <table:table-row table:style-name="ro1">
          <table:table-cell office:value-type="float" office:value="788.338867" calcext:value-type="float">
            <text:p>788.338867</text:p>
          </table:table-cell>
          <table:table-cell office:value-type="float" office:value="325.315674" calcext:value-type="float">
            <text:p>325.315674</text:p>
          </table:table-cell>
          <table:table-cell office:value-type="float" office:value="0.75417918" calcext:value-type="float">
            <text:p>0.75417918</text:p>
          </table:table-cell>
          <table:table-cell office:value-type="float" office:value="813.321228" calcext:value-type="float">
            <text:p>813.321228</text:p>
          </table:table-cell>
          <table:table-cell table:number-columns-repeated="7"/>
        </table:table-row>
        <table:table-row table:style-name="ro1">
          <table:table-cell office:value-type="float" office:value="481.731903" calcext:value-type="float">
            <text:p>481.731903</text:p>
          </table:table-cell>
          <table:table-cell office:value-type="float" office:value="0.677367389" calcext:value-type="float">
            <text:p>0.677367389</text:p>
          </table:table-cell>
          <table:table-cell office:value-type="float" office:value="836.288757" calcext:value-type="float">
            <text:p>836.288757</text:p>
          </table:table-cell>
          <table:table-cell office:value-type="float" office:value="623.503601" calcext:value-type="float">
            <text:p>623.503601</text:p>
          </table:table-cell>
          <table:table-cell table:number-columns-repeated="7"/>
        </table:table-row>
        <table:table-row table:style-name="ro1">
          <table:table-cell office:value-type="float" office:value="0.617695093" calcext:value-type="float">
            <text:p>0.617695093</text:p>
          </table:table-cell>
          <table:table-cell office:value-type="float" office:value="642.333374" calcext:value-type="float">
            <text:p>642.333374</text:p>
          </table:table-cell>
          <table:table-cell office:value-type="float" office:value="621.463196" calcext:value-type="float">
            <text:p>621.463196</text:p>
          </table:table-cell>
          <table:table-cell office:value-type="float" office:value="0.428547353" calcext:value-type="float">
            <text:p>0.428547353</text:p>
          </table:table-cell>
          <table:table-cell table:number-columns-repeated="7"/>
        </table:table-row>
        <table:table-row table:style-name="ro1">
          <table:table-cell office:value-type="float" office:value="654.866089" calcext:value-type="float">
            <text:p>654.866089</text:p>
          </table:table-cell>
          <table:table-cell office:value-type="float" office:value="761.259949" calcext:value-type="float">
            <text:p>761.259949</text:p>
          </table:table-cell>
          <table:table-cell office:value-type="float" office:value="0.122660391" calcext:value-type="float">
            <text:p>0.1226603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2.890869" calcext:value-type="float">
            <text:p>752.890869</text:p>
          </table:table-cell>
          <table:table-cell office:value-type="float" office:value="611.077698" calcext:value-type="float">
            <text:p>611.077698</text:p>
          </table:table-cell>
          <table:table-cell office:value-type="float" office:value="0.448878556" calcext:value-type="float">
            <text:p>0.448878556</text:p>
          </table:table-cell>
          <table:table-cell office:value-type="float" office:value="750.775879" calcext:value-type="float">
            <text:p>750.775879</text:p>
          </table:table-cell>
          <table:table-cell table:number-columns-repeated="7"/>
        </table:table-row>
        <table:table-row table:style-name="ro1">
          <table:table-cell office:value-type="float" office:value="761.251099" calcext:value-type="float">
            <text:p>761.251099</text:p>
          </table:table-cell>
          <table:table-cell office:value-type="float" office:value="0.160815373" calcext:value-type="float">
            <text:p>0.160815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9.09436" calcext:value-type="float">
            <text:p>659.09436</text:p>
          </table:table-cell>
          <table:table-cell table:number-columns-repeated="5"/>
        </table:table-row>
        <table:table-row table:style-name="ro1">
          <table:table-cell office:value-type="float" office:value="193.919052" calcext:value-type="float">
            <text:p>193.919052</text:p>
          </table:table-cell>
          <table:table-cell office:value-type="float" office:value="0.935239553" calcext:value-type="float">
            <text:p>0.935239553</text:p>
          </table:table-cell>
          <table:table-cell office:value-type="float" office:value="702.759705" calcext:value-type="float">
            <text:p>702.759705</text:p>
          </table:table-cell>
          <table:table-cell office:value-type="float" office:value="191.960831" calcext:value-type="float">
            <text:p>191.960831</text:p>
          </table:table-cell>
          <table:table-cell table:number-columns-repeated="7"/>
        </table:table-row>
        <table:table-row table:style-name="ro1">
          <table:table-cell office:value-type="float" office:value="0.878638208" calcext:value-type="float">
            <text:p>0.878638208</text:p>
          </table:table-cell>
          <table:table-cell office:value-type="float" office:value="633.961609" calcext:value-type="float">
            <text:p>633.961609</text:p>
          </table:table-cell>
          <table:table-cell office:value-type="float" office:value="208.618073" calcext:value-type="float">
            <text:p>208.618073</text:p>
          </table:table-cell>
          <table:table-cell office:value-type="float" office:value="0.880898952" calcext:value-type="float">
            <text:p>0.880898952</text:p>
          </table:table-cell>
          <table:table-cell table:number-columns-repeated="7"/>
        </table:table-row>
        <table:table-row table:style-name="ro1">
          <table:table-cell office:value-type="float" office:value="727.844604" calcext:value-type="float">
            <text:p>727.844604</text:p>
          </table:table-cell>
          <table:table-cell office:value-type="float" office:value="208.48999" calcext:value-type="float">
            <text:p>208.48999</text:p>
          </table:table-cell>
          <table:table-cell table:style-name="ce1" office:value-type="float" office:value="0.938012004" calcext:value-type="float">
            <text:p>9.38E-01</text:p>
          </table:table-cell>
          <table:table-cell office:value-type="string" calcext:value-type="string">
            <text:p>]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%YAML:1.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e_0: !!N-Shape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sizes: [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3 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3"/>dt: 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3"/>data: [ </text:p>
          </table:table-cell>
          <table:table-cell table:style-name="ce1" office:value-type="float" office:value="675.681091" calcext:value-type="float">
            <text:p>6.76E+02</text:p>
          </table:table-cell>
          <table:table-cell office:value-type="float" office:value="208.601074" calcext:value-type="float">
            <text:p>208.601074</text:p>
          </table:table-cell>
          <table:table-cell office:value-type="float" office:value="0.960392654" calcext:value-type="float">
            <text:p>0.960392654</text:p>
          </table:table-cell>
          <table:table-cell table:number-columns-repeated="7"/>
        </table:table-row>
        <table:table-row table:style-name="ro1">
          <table:table-cell office:value-type="float" office:value="684.011047" calcext:value-type="float">
            <text:p>684.011047</text:p>
          </table:table-cell>
          <table:table-cell office:value-type="float" office:value="329.503052" calcext:value-type="float">
            <text:p>329.503052</text:p>
          </table:table-cell>
          <table:table-cell office:value-type="float" office:value="0.787556291" calcext:value-type="float">
            <text:p>0.787556291</text:p>
          </table:table-cell>
          <table:table-cell office:value-type="float" office:value="581.866882" calcext:value-type="float">
            <text:p>581.866882</text:p>
          </table:table-cell>
          <table:table-cell table:number-columns-repeated="7"/>
        </table:table-row>
        <table:table-row table:style-name="ro1">
          <table:table-cell office:value-type="float" office:value="337.783997" calcext:value-type="float">
            <text:p>337.783997</text:p>
          </table:table-cell>
          <table:table-cell office:value-type="float" office:value="0.728827596" calcext:value-type="float">
            <text:p>0.728827596</text:p>
          </table:table-cell>
          <table:table-cell office:value-type="float" office:value="567.244324" calcext:value-type="float">
            <text:p>567.244324</text:p>
          </table:table-cell>
          <table:table-cell office:value-type="float" office:value="498.459625" calcext:value-type="float">
            <text:p>498.459625</text:p>
          </table:table-cell>
          <table:table-cell table:number-columns-repeated="7"/>
        </table:table-row>
        <table:table-row table:style-name="ro1">
          <table:table-cell office:value-type="float" office:value="0.654139221" calcext:value-type="float">
            <text:p>0.654139221</text:p>
          </table:table-cell>
          <table:table-cell office:value-type="float" office:value="552.609497" calcext:value-type="float">
            <text:p>552.609497</text:p>
          </table:table-cell>
          <table:table-cell office:value-type="float" office:value="623.593384" calcext:value-type="float">
            <text:p>623.593384</text:p>
          </table:table-cell>
          <table:table-cell office:value-type="float" office:value="0.734648824" calcext:value-type="float">
            <text:p>0.734648824</text:p>
          </table:table-cell>
          <table:table-cell table:number-columns-repeated="7"/>
        </table:table-row>
        <table:table-row table:style-name="ro1">
          <table:table-cell office:value-type="float" office:value="786.187195" calcext:value-type="float">
            <text:p>786.187195</text:p>
          </table:table-cell>
          <table:table-cell office:value-type="float" office:value="323.330109" calcext:value-type="float">
            <text:p>323.330109</text:p>
          </table:table-cell>
          <table:table-cell office:value-type="float" office:value="0.732150674" calcext:value-type="float">
            <text:p>0.732150674</text:p>
          </table:table-cell>
          <table:table-cell office:value-type="float" office:value="809.152527" calcext:value-type="float">
            <text:p>809.152527</text:p>
          </table:table-cell>
          <table:table-cell table:number-columns-repeated="7"/>
        </table:table-row>
        <table:table-row table:style-name="ro1">
          <table:table-cell office:value-type="float" office:value="485.881836" calcext:value-type="float">
            <text:p>485.881836</text:p>
          </table:table-cell>
          <table:table-cell office:value-type="float" office:value="0.676524997" calcext:value-type="float">
            <text:p>0.676524997</text:p>
          </table:table-cell>
          <table:table-cell office:value-type="float" office:value="840.507568" calcext:value-type="float">
            <text:p>840.507568</text:p>
          </table:table-cell>
          <table:table-cell office:value-type="float" office:value="625.610657" calcext:value-type="float">
            <text:p>625.610657</text:p>
          </table:table-cell>
          <table:table-cell table:number-columns-repeated="7"/>
        </table:table-row>
        <table:table-row table:style-name="ro1">
          <table:table-cell office:value-type="float" office:value="0.686670125" calcext:value-type="float">
            <text:p>0.686670125</text:p>
          </table:table-cell>
          <table:table-cell office:value-type="float" office:value="640.24939" calcext:value-type="float">
            <text:p>640.24939</text:p>
          </table:table-cell>
          <table:table-cell office:value-type="float" office:value="631.907471" calcext:value-type="float">
            <text:p>631.907471</text:p>
          </table:table-cell>
          <table:table-cell office:value-type="float" office:value="0.41234982" calcext:value-type="float">
            <text:p>0.41234982</text:p>
          </table:table-cell>
          <table:table-cell table:number-columns-repeated="7"/>
        </table:table-row>
        <table:table-row table:style-name="ro1">
          <table:table-cell office:value-type="float" office:value="654.855103" calcext:value-type="float">
            <text:p>654.855103</text:p>
          </table:table-cell>
          <table:table-cell office:value-type="float" office:value="761.296875" calcext:value-type="float">
            <text:p>761.296875</text:p>
          </table:table-cell>
          <table:table-cell office:value-type="float" office:value="0.0600810871" calcext:value-type="float">
            <text:p>0.06008108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8.687195" calcext:value-type="float">
            <text:p>748.687195</text:p>
          </table:table-cell>
          <table:table-cell office:value-type="float" office:value="619.408203" calcext:value-type="float">
            <text:p>619.408203</text:p>
          </table:table-cell>
          <table:table-cell office:value-type="float" office:value="0.444929123" calcext:value-type="float">
            <text:p>0.444929123</text:p>
          </table:table-cell>
          <table:table-cell office:value-type="float" office:value="752.87616" calcext:value-type="float">
            <text:p>752.87616</text:p>
          </table:table-cell>
          <table:table-cell table:number-columns-repeated="7"/>
        </table:table-row>
        <table:table-row table:style-name="ro1">
          <table:table-cell office:value-type="float" office:value="761.257751" calcext:value-type="float">
            <text:p>761.257751</text:p>
          </table:table-cell>
          <table:table-cell office:value-type="float" office:value="0.0652507097" calcext:value-type="float">
            <text:p>0.0652507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6.951172" calcext:value-type="float">
            <text:p>656.951172</text:p>
          </table:table-cell>
          <table:table-cell table:number-columns-repeated="5"/>
        </table:table-row>
        <table:table-row table:style-name="ro1">
          <table:table-cell office:value-type="float" office:value="191.884644" calcext:value-type="float">
            <text:p>191.884644</text:p>
          </table:table-cell>
          <table:table-cell office:value-type="float" office:value="0.968509197" calcext:value-type="float">
            <text:p>0.968509197</text:p>
          </table:table-cell>
          <table:table-cell office:value-type="float" office:value="694.429565" calcext:value-type="float">
            <text:p>694.429565</text:p>
          </table:table-cell>
          <table:table-cell office:value-type="float" office:value="191.83577" calcext:value-type="float">
            <text:p>191.83577</text:p>
          </table:table-cell>
          <table:table-cell table:number-columns-repeated="7"/>
        </table:table-row>
        <table:table-row table:style-name="ro1">
          <table:table-cell office:value-type="float" office:value="0.963980377" calcext:value-type="float">
            <text:p>0.963980377</text:p>
          </table:table-cell>
          <table:table-cell office:value-type="float" office:value="627.763794" calcext:value-type="float">
            <text:p>627.763794</text:p>
          </table:table-cell>
          <table:table-cell office:value-type="float" office:value="208.623199" calcext:value-type="float">
            <text:p>208.623199</text:p>
          </table:table-cell>
          <table:table-cell office:value-type="float" office:value="0.933767676" calcext:value-type="float">
            <text:p>0.933767676</text:p>
          </table:table-cell>
          <table:table-cell table:number-columns-repeated="7"/>
        </table:table-row>
        <table:table-row table:style-name="ro1">
          <table:table-cell office:value-type="float" office:value="725.676453" calcext:value-type="float">
            <text:p>725.676453</text:p>
          </table:table-cell>
          <table:table-cell office:value-type="float" office:value="208.479187" calcext:value-type="float">
            <text:p>208.479187</text:p>
          </table:table-cell>
          <table:table-cell table:style-name="ce1" office:value-type="float" office:value="0.968878567" calcext:value-type="float">
            <text:p>9.69E-01</text:p>
          </table:table-cell>
          <table:table-cell office:value-type="string" calcext:value-type="string">
            <text:p>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4T12:58:29.671157953</dc:date>
    <meta:editing-duration>PT7M2S</meta:editing-duration>
    <meta:editing-cycles>2</meta:editing-cycles>
    <meta:generator>LibreOffice/5.1.6.2$Linux_X86_64 LibreOffice_project/10m0$Build-2</meta:generator>
    <meta:document-statistic meta:table-count="1" meta:cell-count="254" meta:object-count="0"/>
  </office:meta>
</office:document-meta>
</file>